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5pt"/>
    </style:style>
    <style:style style:name="co2" style:family="table-column">
      <style:table-column-properties fo:break-before="auto" style:column-width="32.2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152.59pt"/>
    </style:style>
    <style:style style:name="co6" style:family="table-column">
      <style:table-column-properties fo:break-before="auto" style:column-width="103.15pt"/>
    </style:style>
    <style:style style:name="co7" style:family="table-column">
      <style:table-column-properties fo:break-before="auto" style:column-width="43.94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0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xample.l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1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item</text:p>
          </table:table-cell>
          <table:table-cell office:value-type="string" calcext:value-type="string">
            <text:p>dstpn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ulzBot_Extruder-LulzBot_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/>
          <table:table-cell table:style-name="ce1" table:formula="of:=SUM([.J2];(N([.I2])*[.C2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Nema 17 Stepper Motor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7.99" calcext:value-type="currency">
            <text:p>$17.99</text:p>
          </table:table-cell>
          <table:table-cell/>
          <table:table-cell table:style-name="ce1" table:formula="of:=SUM([.J3];(N([.I3])*[.C3]))" office:value-type="currency" office:currency="USD" office:value="71.96" calcext:value-type="currency">
            <text:p>$71.96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/>
        </table:table-row>
        <table:table-row table:style-name="ro1">
          <table:table-cell office:value-type="string" calcext:value-type="string">
            <text:p>RAMBO Mother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currency" office:currency="USD" office:value="150" calcext:value-type="currency">
            <text:p>$150.00</text:p>
          </table:table-cell>
          <table:table-cell/>
          <table:table-cell table:style-name="ce1" table:formula="of:=SUM([.J5];(N([.I5])*[.C5]))" office:value-type="currency" office:currency="USD" office:value="150" calcext:value-type="currency">
            <text:p>$150.0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 table:style-name="ce1" table:formula="of:=SUM([.K2:.K10])" office:value-type="currency" office:currency="USD" office:value="421.96" calcext:value-type="currency">
            <text:p>$421.96</text:p>
          </table:table-cell>
          <table:table-cell/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5:27:06.526264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3T15:27:57.371395833</dc:date>
    <meta:editing-duration>P1DT59M46S</meta:editing-duration>
    <meta:editing-cycles>42</meta:editing-cycles>
    <meta:generator>LibreOffice/6.1.5.2$Linux_X86_64 LibreOffice_project/10$Build-2</meta:generator>
    <meta:document-statistic meta:table-count="1" meta:cell-count="28" meta:object-count="0"/>
  </office:meta>
</office:document-meta>
</file>